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8ae1" officeooo:paragraph-rsid="00198ae1"/>
    </style:style>
    <style:style style:name="P2" style:family="paragraph" style:parent-style-name="Table_20_Contents">
      <style:text-properties officeooo:rsid="002a0f72" officeooo:paragraph-rsid="002a0f72"/>
    </style:style>
    <style:style style:name="P3" style:family="paragraph" style:parent-style-name="Text_20_body">
      <style:text-properties officeooo:rsid="001d31e7" officeooo:paragraph-rsid="001d31e7"/>
    </style:style>
    <style:style style:name="P4" style:family="paragraph" style:parent-style-name="Text_20_body">
      <style:text-properties officeooo:rsid="00205b9b" officeooo:paragraph-rsid="00205b9b"/>
    </style:style>
    <style:style style:name="P5" style:family="paragraph" style:parent-style-name="Text_20_body">
      <style:text-properties officeooo:rsid="00205b9b" officeooo:paragraph-rsid="002a0f72"/>
    </style:style>
    <style:style style:name="P6" style:family="paragraph" style:parent-style-name="Text_20_body">
      <style:text-properties officeooo:paragraph-rsid="00275455"/>
    </style:style>
    <style:style style:name="P7" style:family="paragraph" style:parent-style-name="Text_20_body">
      <style:text-properties officeooo:paragraph-rsid="002a0f72"/>
    </style:style>
    <style:style style:name="P8" style:family="paragraph" style:parent-style-name="Title">
      <style:text-properties officeooo:rsid="001a8a55" officeooo:paragraph-rsid="001a8a55"/>
    </style:style>
    <style:style style:name="T1" style:family="text">
      <style:text-properties officeooo:rsid="001e4fa5"/>
    </style:style>
    <style:style style:name="T2" style:family="text">
      <style:text-properties officeooo:rsid="001fa1d3"/>
    </style:style>
    <style:style style:name="T3" style:family="text">
      <style:text-properties officeooo:rsid="00205b9b"/>
    </style:style>
    <style:style style:name="T4" style:family="text">
      <style:text-properties officeooo:rsid="00219897"/>
    </style:style>
    <style:style style:name="T5" style:family="text">
      <style:text-properties officeooo:rsid="0021b6bd"/>
    </style:style>
    <style:style style:name="T6" style:family="text">
      <style:text-properties officeooo:rsid="0022c9df"/>
    </style:style>
    <style:style style:name="T7" style:family="text">
      <style:text-properties officeooo:rsid="00244570"/>
    </style:style>
    <style:style style:name="T8" style:family="text">
      <style:text-properties officeooo:rsid="00261fb4"/>
    </style:style>
    <style:style style:name="T9" style:family="text">
      <style:text-properties officeooo:rsid="00275455"/>
    </style:style>
    <style:style style:name="T10" style:family="text">
      <style:text-properties officeooo:rsid="002afe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uis-Joseph AMAS</text:p>
      <text:p text:style-name="P1"/>
      <text:p text:style-name="P8">Rendu OWASP</text:p>
      <text:p text:style-name="P3"/>
      <text:p text:style-name="P3">Vous pouvez essayer toutes vulnérabilités et leurs version<text:span text:style-name="T1">s</text:span> patché a l’aide <text:span text:style-name="T2">des fichiers .html sans avoir besoin d’utiliser de PHP.</text:span></text:p>
      <text:p text:style-name="P4">Les versions PHP fonctionne en passant en argument un paramètre nommer « <text:span text:style-name="T10">xss </text:span><text:span text:style-name="T4">»</text:span>. <text:span text:style-name="T5">Une fois cet argument passé en paramètre une tentative non </text:span><text:span text:style-name="T6">patchée</text:span><text:span text:style-name="T5"> sera </text:span><text:span text:style-name="T7">exécutée</text:span><text:span text:style-name="T5"> suivi d’une tentative patché</text:span><text:span text:style-name="T8">e</text:span><text:span text:style-name="T5">.</text:span></text:p>
      <text:p text:style-name="P6"><text:span text:style-name="T9">Voici quelque exemple de patch :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Payload</text:p>
          </table:table-cell>
          <table:table-cell table:style-name="Table1.B1" office:value-type="string">
            <text:p text:style-name="P2">Patched Payload</text:p>
          </table:table-cell>
        </table:table-row>
        <table:table-row>
          <table:table-cell table:style-name="Table1.A2" office:value-type="string">
            <text:p text:style-name="P5">&lt;script&gt;alert(1)&lt;/script&gt;]</text:p>
          </table:table-cell>
          <table:table-cell table:style-name="Table1.B2" office:value-type="string">
            <text:p text:style-name="P5">&amp;lt;script&amp;gt;alert&amp;#x28;1&amp;#x29;&amp;lt;&amp;#x2f;script&amp;gt;</text:p>
          </table:table-cell>
        </table:table-row>
        <table:table-row>
          <table:table-cell table:style-name="Table1.A2" office:value-type="string">
            <text:p text:style-name="P5">1); alert(2</text:p>
          </table:table-cell>
          <table:table-cell table:style-name="Table1.B2" office:value-type="string">
            <text:p text:style-name="P5">1&amp;#x29;&amp;#x3b; alert&amp;#x28;2</text:p>
          </table:table-cell>
        </table:table-row>
        <table:table-row>
          <table:table-cell table:style-name="Table1.A2" office:value-type="string">
            <text:p text:style-name="P5">javascript:alert(1)</text:p>
          </table:table-cell>
          <table:table-cell table:style-name="Table1.B2" office:value-type="string">
            <text:p text:style-name="P2">j<text:span text:style-name="T3">avascript\3a alert\28 1\29 </text:span></text:p>
          </table:table-cell>
        </table:table-row>
        <table:table-row>
          <table:table-cell table:style-name="Table1.A2" office:value-type="string">
            <text:p text:style-name="P5">'bobo" onerror="alert(1)'</text:p>
          </table:table-cell>
          <table:table-cell table:style-name="Table1.B2" office:value-type="string">
            <text:p text:style-name="P5">&amp;#x27;bobo&amp;quot; onerror&amp;#x3d;&amp;quot;alert&amp;#x28;1&amp;#x29;&amp;#x27;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4T18:41:22.228841358</meta:creation-date>
    <dc:date>2020-10-14T18:50:27.223196176</dc:date>
    <meta:editing-duration>PT8M58S</meta:editing-duration>
    <meta:editing-cycles>16</meta:editing-cycles>
    <meta:generator>LibreOffice/7.0.1.2$Linux_X86_64 LibreOffice_project/00$Build-2</meta:generator>
    <meta:document-statistic meta:table-count="1" meta:image-count="0" meta:object-count="0" meta:page-count="1" meta:paragraph-count="15" meta:word-count="78" meta:character-count="651" meta:non-whitespace-character-count="587"/>
  </office:meta>
</office:document-meta>
</file>